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79c" officeooo:paragraph-rsid="001be7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blem with Single Inheritance.</text:p>
      <text:p text:style-name="P1"/>
      <text:p text:style-name="P1">After having reviewed the text, and thinking about our conversation, I'd like to outline one of the major problems with only having single nheritance. <text:s/>Please looked at the attached spreadsheet. <text:s/>This is an example of a class structure you may see with Vehicles. <text:s/>It seems clear to separate land and water vehicles, and then further define classes for Cars vs. Trucks, etc. <text:s/>We can imagine some methods that all Land Vehicles would share, such as “drive”, or “honk” or “shift gears”. <text:s text:c="3"/>The Same with Boats, “drop anchor”, “radio shore”, etc. <text:s/>All classes would probably share things like “turn vehicle”, “turn on”, “shut off”, etc. <text:s/></text:p>
      <text:p text:style-name="P1"/>
      <text:p text:style-name="P1">However, what if we wanted to include a method such as “Accept Non-driving passenger.” <text:s/>We can see in the land Vehicle class alone that such a method would be vital for the Taxi and Emergency Vehicle classes, but probably not needed for Moving Truck class and not at all wanted by the Race car class. <text:s/>We could move classes around and instead define “Passenger moving cars” and “non-passenger cars”, but our “Accept Non-driving passenger” method would also be necessary for the Ferry class and probably the Fishing Boat class. <text:s/>So where would we put this method? <text:s/>The only option seems to be the “Vehicles” Superclass, but then that method would be inherited by classes that don't need it (Race car class, Freighters class.)</text:p>
      <text:p text:style-name="P1"/>
      <text:p text:style-name="P1">How about a method to give a manifesto of all contents aboard a vehicle? <text:s/>That is something the Freighter and Moving Trucks classes would need, but Taxi, Race Car, Fishing Boat classes wouldn't.</text:p>
      <text:p text:style-name="P1"/>
      <text:p text:style-name="P1">Or how about an instance variable that tracks the current weight of ONLY the contents aboard the vehicle? <text:s/>Again, Ferry and Moving Truck classes, and maybe Race Car classes well, but probably not Taxi or Fishing Boat classes.</text:p>
      <text:p text:style-name="P1"/>
      <text:p text:style-name="P1">Those methods/instance variables would have to go up the Superclass. <text:s/>But then we are left with a bloated superclass Vehicle that contains a lot of methods that classes that are subclassing from it don't need. <text:s/>Overall, the problem with single inhereitance shows up when some classes that are seemingly unrelated on a class tree want to share some type of behavior. <text:s/>With only a single class to inherit from, we have to put these related behaviors somewhere up the tree where it will likely be inherited by classes that do not need it. <text:s/>We can try to alter our inheritance structure, but we will always be left with some classes that only want to share some behaviors, but are otherwise unrelated.</text:p>
      <text:p text:style-name="P1"/>
      <text:p text:style-name="P1">Ruby of course tries to solve this problem by allowing as many Modules to be mixed in to a class as is necess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3:58:00.131278319</meta:creation-date>
    <dc:date>2016-11-04T14:44:21.676724233</dc:date>
    <meta:editing-duration>PT46M20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1" meta:paragraph-count="7" meta:word-count="447" meta:character-count="2623" meta:non-whitespace-character-count="2163"/>
  </office:meta>
</office:document-meta>
</file>